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ario Descriptions</text:p>
      <text:p text:style-name="Standard"/>
      <text:p text:style-name="Standard"><text:s text:c="11"/>Sequence 1</text:p>
      <text:p text:style-name="Standard"><text:s text:c="12"/>1. User selects “Stats Page” on GUI</text:p>
      <text:list xml:id="list1000210232930926194" text:style-name="L1">
        <text:list-item>
          <text:list>
            <text:list-item>
              <text:p text:style-name="P1">GUI relays stats msg to System</text:p>
            </text:list-item>
            <text:list-item>
              <text:p text:style-name="P1">System requests stats data from Stats Database</text:p>
            </text:list-item>
            <text:list-item>
              <text:p text:style-name="P1">Stats Database searches itself</text:p>
            </text:list-item>
            <text:list-item>
              <text:p text:style-name="P1">if stats exist</text:p>
              <text:p text:style-name="P1">1.5.1 return stats to System</text:p>
              <text:p text:style-name="P1">1.5.2 system sends stats to GUI</text:p>
              <text:p text:style-name="P1">1.5.3 GUI displays stats on stats page</text:p>
            </text:list-item>
            <text:list-item>
              <text:p text:style-name="P1">if no stats yet</text:p>
              <text:p text:style-name="P1">1.6.1 return no stats msg to System</text:p>
              <text:p text:style-name="P1">1.6.2 System requests no stats display</text:p>
              <text:p text:style-name="P1">1.6.3 GUI displays “you have no statistics for your page yet”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 text:c="12"/>Sequence 2 </text:p>
      <text:p text:style-name="Standard"><text:s text:c="12"/>2.User selects “Yes” in GUI pop-up window</text:p>
      <text:list xml:id="list2477891948389115756" text:style-name="L2">
        <text:list-item>
          <text:list>
            <text:list-item>
              <text:p text:style-name="P2">GUI relays piece selection to System</text:p>
            </text:list-item>
            <text:list-item>
              <text:p text:style-name="P2">GUI displays “please wait for opponent” to user</text:p>
            </text:list-item>
            <text:list-item>
              <text:p text:style-name="P2">System requests piece selection display to opponent GUI</text:p>
            </text:list-item>
            <text:list-item>
              <text:p text:style-name="P2">Opponent GUI displays user piece selection to opponent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 text:c="13"/>Sequence 3</text:p>
      <text:p text:style-name="Standard"><text:s text:c="12"/>3. User enters required information and selects “submit”</text:p>
      <text:list xml:id="list2503992871124904238" text:style-name="L3">
        <text:list-item>
          <text:list>
            <text:list-item>
              <text:p text:style-name="P3">GUI relays submission to System</text:p>
            </text:list-item>
            <text:list-item>
              <text:p text:style-name="P3">System verifies age</text:p>
            </text:list-item>
            <text:list-item>
              <text:p text:style-name="P3">If age verification true</text:p>
              <text:p text:style-name="P3">3.3.1 System creates account for user in account Database</text:p>
              <text:p text:style-name="P3">3.3.2 System requests verification message display from GUI</text:p>
              <text:p text:style-name="P3">3.3.3 System displays “verification complete. Your account is now set up.”</text:p>
            </text:list-item>
            <text:list-item>
              <text:p text:style-name="P3">If age verification false</text:p>
              <text:p text:style-name="P3">3.4.1 System requests fail message display from GUI</text:p>
              <text:p text:style-name="P3">3.4.2 GUI displays “You must be of an eligible age to set up an account.”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Clukey</meta:initial-creator>
    <meta:creation-date>2021-03-27T20:07:40.85</meta:creation-date>
    <dc:date>2021-04-11T13:57:22.04</dc:date>
    <dc:creator>Peter Clukey</dc:creator>
    <meta:editing-duration>PT3H27M13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31" meta:word-count="206" meta:character-count="1266"/>
  </office:meta>
</office:document-meta>
</file>